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Обычный" style:family="paragraph">
      <style:paragraph-properties fo:text-align="justify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P4" style:parent-style-name="Обычный" style:family="paragraph">
      <style:paragraph-properties fo:text-align="justify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P6" style:parent-style-name="Обычный" style:family="paragraph">
      <style:paragraph-properties fo:text-align="justify"/>
    </style:style>
    <style:style style:name="T7" style:parent-style-name="Основнойшрифтабзаца" style:family="text">
      <style:text-properties fo:font-weight="bold" style:font-weight-asian="bold" style:font-weight-complex="bold"/>
    </style:style>
    <style:style style:name="P8" style:parent-style-name="Обычный" style:family="paragraph">
      <style:paragraph-properties fo:text-align="justify"/>
    </style:style>
    <style:style style:name="P9" style:parent-style-name="Обычный" style:family="paragraph">
      <style:paragraph-properties fo:text-align="justify"/>
    </style:style>
    <style:style style:name="TableColumn11" style:family="table-column">
      <style:table-column-properties style:column-width="3.2444in"/>
    </style:style>
    <style:style style:name="TableColumn12" style:family="table-column">
      <style:table-column-properties style:column-width="3.2444in"/>
    </style:style>
    <style:style style:name="Table10" style:family="table">
      <style:table-properties style:width="6.4888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style:letter-kerning="true" fo:font-size="11pt" style:font-size-asian="11pt" style:font-size-complex="11pt" style:language-asian="en" style:country-asian="US" style:language-complex="ar" style:country-complex="SA" fo:hyphenate="tru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style:letter-kerning="true" fo:font-size="11pt" style:font-size-asian="11pt" style:font-size-complex="11pt" style:language-asian="en" style:country-asian="US" style:language-complex="ar" style:country-complex="SA" fo:hyphenate="true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Обычный" style:family="paragraph">
      <style:paragraph-properties style:vertical-align="auto"/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 fo:hyphenate="tru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Обычный" style:family="paragraph">
      <style:paragraph-properties style:vertical-align="auto"/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 fo:hyphenate="true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Обычный" style:family="paragraph">
      <style:paragraph-properties style:vertical-align="auto"/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 fo:hyphenate="tru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Обычный" style:family="paragraph">
      <style:paragraph-properties style:vertical-align="auto"/>
      <style:text-properties fo:hyphenate="true"/>
    </style:style>
    <style:style style:name="T28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fo:language="en" fo:country="US" style:language-asian="en" style:country-asian="US" style:language-complex="ar" style:country-complex="SA"/>
    </style:style>
    <style:style style:name="T29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Обычный" style:family="paragraph">
      <style:paragraph-properties style:vertical-align="auto"/>
      <style:text-properties fo:hyphenate="true"/>
    </style:style>
    <style:style style:name="T33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/>
    </style:style>
    <style:style style:name="T34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fo:language="en" fo:country="US" style:language-asian="en" style:country-asian="US" style:language-complex="ar" style:country-complex="SA"/>
    </style:style>
    <style:style style:name="T35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Обычный" style:family="paragraph">
      <style:paragraph-properties style:vertical-align="auto"/>
      <style:text-properties fo:hyphenate="true"/>
    </style:style>
    <style:style style:name="T38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/>
    </style:style>
    <style:style style:name="T39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fo:language="en" fo:country="US" style:language-asian="en" style:country-asian="US" style:language-complex="ar" style:country-complex="SA"/>
    </style:style>
    <style:style style:name="T40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Обычный" style:family="paragraph">
      <style:paragraph-properties style:vertical-align="auto"/>
      <style:text-properties fo:hyphenate="true"/>
    </style:style>
    <style:style style:name="T44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fo:language="en" fo:country="US" style:language-asian="en" style:country-asian="US" style:language-complex="ar" style:country-complex="SA"/>
    </style:style>
    <style:style style:name="T45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/>
    </style:style>
    <style:style style:name="T46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fo:language="en" fo:country="US" style:language-asian="en" style:country-asian="US" style:language-complex="ar" style:country-complex="SA"/>
    </style:style>
    <style:style style:name="T47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/>
    </style:style>
    <style:style style:name="T48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fo:language="en" fo:country="US" style:language-asian="en" style:country-asian="US" style:language-complex="ar" style:country-complex="SA"/>
    </style:style>
    <style:style style:name="T49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Обычный" style:family="paragraph">
      <style:paragraph-properties style:vertical-align="auto"/>
      <style:text-properties fo:hyphenate="true"/>
    </style:style>
    <style:style style:name="T52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/>
    </style:style>
    <style:style style:name="T53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fo:language="en" fo:country="US" style:language-asian="en" style:country-asian="US" style:language-complex="ar" style:country-complex="SA"/>
    </style:style>
    <style:style style:name="T54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/>
    </style:style>
    <style:style style:name="T55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fo:language="en" fo:country="US" style:language-asian="en" style:country-asian="US" style:language-complex="ar" style:country-complex="SA"/>
    </style:style>
    <style:style style:name="T56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/>
    </style:style>
    <style:style style:name="T57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fo:language="en" fo:country="US" style:language-asian="en" style:country-asian="US" style:language-complex="ar" style:country-complex="SA"/>
    </style:style>
    <style:style style:name="P58" style:parent-style-name="Обычный" style:family="paragraph">
      <style:paragraph-properties style:vertical-align="auto"/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 fo:hyphenate="true"/>
    </style:style>
    <style:style style:name="P59" style:parent-style-name="Обычный" style:family="paragraph">
      <style:paragraph-properties style:vertical-align="auto"/>
      <style:text-properties fo:hyphenate="true"/>
    </style:style>
    <style:style style:name="T60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/>
    </style:style>
    <style:style style:name="T61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fo:language="en" fo:country="US" style:language-asian="en" style:country-asian="US" style:language-complex="ar" style:country-complex="SA"/>
    </style:style>
    <style:style style:name="T62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style:language-asian="en" style:country-asian="US" style:language-complex="ar" style:country-complex="SA"/>
    </style:style>
    <style:style style:name="P63" style:parent-style-name="Обычный" style:family="paragraph">
      <style:paragraph-properties fo:text-align="justify"/>
    </style:style>
    <style:style style:name="P64" style:parent-style-name="Обычный" style:family="paragraph">
      <style:paragraph-properties fo:text-align="justify"/>
    </style:style>
    <style:style style:name="P6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66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67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68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69" style:parent-style-name="Standard" style:family="paragraph">
      <style:paragraph-properties fo:line-height="115%"/>
    </style:style>
    <style:style style:name="TableColumn71" style:family="table-column">
      <style:table-column-properties style:column-width="0.4375in" style:use-optimal-column-width="false"/>
    </style:style>
    <style:style style:name="TableColumn72" style:family="table-column">
      <style:table-column-properties style:column-width="2.7916in" style:use-optimal-column-width="false"/>
    </style:style>
    <style:style style:name="TableColumn73" style:family="table-column">
      <style:table-column-properties style:column-width="3.8229in" style:use-optimal-column-width="false"/>
    </style:style>
    <style:style style:name="Table70" style:family="table">
      <style:table-properties style:width="7.052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line-height="115%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top="0.0395in" fo:margin-bottom="0.0395in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top="0.0395in" fo:margin-bottom="0.0395in"/>
    </style:style>
    <style:style style:name="T88" style:parent-style-name="Основнойшрифтабзаца" style:family="text">
      <style:text-properties fo:language="en" fo:country="US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line-height="115%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top="0.0395in" fo:margin-bottom="0.0395in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top="0.0395in" fo:margin-bottom="0.0395in"/>
    </style:style>
    <style:style style:name="TableRow96" style:family="table-row">
      <style:table-row-properties style:min-row-height="1.8291in"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line-height="115%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top="0.0395in" fo:margin-bottom="0.0395in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top="0.0395in" fo:margin-bottom="0.0395in"/>
    </style:style>
    <style:style style:name="T103" style:parent-style-name="Основнойшрифтабзаца" style:family="text">
      <style:text-properties fo:language="en" fo:country="US"/>
    </style:style>
    <style:style style:name="P104" style:parent-style-name="TableContents" style:family="paragraph">
      <style:paragraph-properties fo:margin-top="0.0395in" fo:margin-bottom="0.0395in"/>
    </style:style>
    <style:style style:name="P105" style:parent-style-name="TableContents" style:family="paragraph">
      <style:paragraph-properties fo:margin-top="0.0395in" fo:margin-bottom="0.0395in"/>
    </style:style>
    <style:style style:name="P106" style:parent-style-name="Standard" style:family="paragraph">
      <style:paragraph-properties fo:line-height="115%"/>
    </style:style>
    <style:style style:name="P107" style:parent-style-name="Standard" style:family="paragraph">
      <style:paragraph-properties fo:line-height="115%"/>
    </style:style>
    <style:style style:name="P108" style:parent-style-name="Standard" style:family="paragraph">
      <style:paragraph-properties fo:line-height="115%"/>
    </style:style>
  </office:automatic-styles>
  <office:body>
    <office:text text:use-soft-page-breaks="true">
      <text:p text:style-name="P1">Шавалеева А. А.</text:p>
      <text:p text:style-name="P2"><text:span text:style-name="T3">Автотест</text:span>: Поиск товара через поисковую строку.</text:p>
      <text:p text:style-name="P4"><text:span text:style-name="T5">Страница</text:span><text:s/>для тестирования: Главная 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6"><text:span text:style-name="T7">Функционал</text:span>: Поле поиска в шапке сайта.</text:p>
      <text:p text:style-name="P8"/>
      <text:p text:style-name="P9">Тест-кейс №2 Поиск товара с корректным названием на главной странице.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Действия<text:s/></text:p>
          </table:table-cell>
          <table:table-cell table:style-name="TableCell16">
            <text:p text:style-name="P17">Результат</text:p>
          </table:table-cell>
        </table:table-row>
        <table:table-row table:style-name="TableRow18">
          <table:table-cell table:style-name="TableCell19">
            <text:p text:style-name="P20">1.Открыть сайт https://kupislona-store.ru/.</text:p>
          </table:table-cell>
          <table:table-cell table:style-name="TableCell21">
            <text:p text:style-name="P22">1.Страница загрузилась, отображены элементы сайта.</text:p>
          </table:table-cell>
        </table:table-row>
        <table:table-row table:style-name="TableRow23">
          <table:table-cell table:style-name="TableCell24">
            <text:p text:style-name="P25">2.Нажать на поле поиска в шапке сайта.<text:s/></text:p>
          </table:table-cell>
          <table:table-cell table:style-name="TableCell26">
            <text:p text:style-name="P27"><text:span text:style-name="T28">2</text:span><text:span text:style-name="T29">.Поле активно, появился курсор.</text:span></text:p>
          </table:table-cell>
        </table:table-row>
        <table:table-row table:style-name="TableRow30">
          <table:table-cell table:style-name="TableCell31">
            <text:p text:style-name="P32"><text:span text:style-name="T33">3.Ввести в поле поиска название товара “Блокнот<text:s/></text:span><text:span text:style-name="T34">green</text:span><text:span text:style-name="T35">”.</text:span></text:p>
          </table:table-cell>
          <table:table-cell table:style-name="TableCell36">
            <text:p text:style-name="P37"><text:span text:style-name="T38">3.Отображается введенный текст “Блокнот<text:s/></text:span><text:span text:style-name="T39">green</text:span><text:span text:style-name="T40">”..</text:span></text:p>
          </table:table-cell>
        </table:table-row>
        <table:table-row table:style-name="TableRow41">
          <table:table-cell table:style-name="TableCell42">
            <text:p text:style-name="P43"><text:span text:style-name="T44">4</text:span><text:span text:style-name="T45">.Нажать кнопку поиска<text:s/></text:span><text:span text:style-name="T46">“</text:span><text:span text:style-name="T47">Лупа</text:span><text:span text:style-name="T48">”</text:span><text:span text:style-name="T49">.</text:span></text:p>
          </table:table-cell>
          <table:table-cell table:style-name="TableCell50">
            <text:p text:style-name="P51"><text:span text:style-name="T52">4.1Перешли на страницу с результатом поиска.<text:s/></text:span><text:span text:style-name="T53">URL<text:s/></text:span><text:span text:style-name="T54">содержит</text:span><text:span text:style-name="T55"><text:s/>(search=</text:span><text:span text:style-name="T56">Блокнот</text:span><text:span text:style-name="T57">+green)</text:span></text:p>
            <text:p text:style-name="P58">4.2 Заголовок страницы “Результат поиска”.</text:p>
            <text:p text:style-name="P59"><text:span text:style-name="T60">4.3Отображается карточка товара “Блокнот<text:s/></text:span><text:span text:style-name="T61">green</text:span><text:span text:style-name="T62">”.</text:span></text:p>
          </table:table-cell>
        </table:table-row>
      </table:table>
      <text:p text:style-name="P63"/>
      <text:p text:style-name="P64"/>
      <text:p text:style-name="P65"/>
      <text:p text:style-name="P66">Григорьева А.А.</text:p>
      <text:p text:style-name="P67">Автотест 3 - Отсутствие результатов поиска при неконкретном вводе данных</text:p>
      <text:p text:style-name="P68">Страница — главная страница</text:p>
      <text:p text:style-name="P69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№ п/п</text:p>
          </table:table-cell>
          <table:table-cell table:style-name="TableCell77">
            <text:p text:style-name="P78">Дейсвтие</text:p>
          </table:table-cell>
          <table:table-cell table:style-name="TableCell79">
            <text:p text:style-name="P80">Ожидаемый результат</text:p>
          </table:table-cell>
        </table:table-row>
        <table:table-row table:style-name="TableRow81">
          <table:table-cell table:style-name="TableCell82">
            <text:p text:style-name="P83">1</text:p>
          </table:table-cell>
          <table:table-cell table:style-name="TableCell84">
            <text:p text:style-name="P85">Находиться на главной странице (<text:a xlink:href="https://kupislona-store.ru/" office:target-frame-name="_top" xlink:show="replace">https://kupislona-store.ru/</text:a>), нажать ПКМ на строку поиска в хэдере</text:p>
          </table:table-cell>
          <table:table-cell table:style-name="TableCell86">
            <text:p text:style-name="P87">Курсор поменяется на<text:s/><text:span text:style-name="T88">|</text:span></text:p>
          </table:table-cell>
        </table:table-row>
        <table:table-row table:style-name="TableRow89">
          <table:table-cell table:style-name="TableCell90">
            <text:p text:style-name="P91">2</text:p>
          </table:table-cell>
          <table:table-cell table:style-name="TableCell92">
            <text:p text:style-name="P93">Ввести «ывдмтавдоатрыодтр»</text:p>
          </table:table-cell>
          <table:table-cell table:style-name="TableCell94">
            <text:p text:style-name="P95">В строке записано «ывдмтавдоатрыодтр»</text:p>
          </table:table-cell>
        </table:table-row>
        <table:table-row table:style-name="TableRow96">
          <table:table-cell table:style-name="TableCell97">
            <text:p text:style-name="P98">3</text:p>
          </table:table-cell>
          <table:table-cell table:style-name="TableCell99">
            <text:p text:style-name="P100">Нажать ПКМ на лупу в строке поиске</text:p>
          </table:table-cell>
          <table:table-cell table:style-name="TableCell101">
            <text:p text:style-name="P102">Страница обновиться. Поменяется<text:s/><text:span text:style-name="T103">url</text:span><text:s/>на https://kupislona-store.ru/search-result?search= ывдмтавдоатрыодтр.</text:p>
            <text:p text:style-name="P104">Заголовок страницы — Результат поиска</text:p>
            <text:p text:style-name="P105">Карточек товара — отсутствует локатор<text:s/><text:line-break/>Текст вместо карточек товара - «Ничего не найдено. Если вы хотите найти все ручки напишите "ручки". А если авокадо: "Авокадо")»</text:p>
          </table:table-cell>
        </table:table-row>
      </table:table>
      <text:p text:style-name="P106"/>
      <text:p text:style-name="P107"/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Анастасия</dc:creator>
    <meta:creation-date>2026-01-21T19:42:00Z</meta:creation-date>
    <dc:date>2026-01-22T11:07:00Z</dc:date>
    <meta:template xlink:href="Normal.dotm" xlink:type="simple"/>
    <meta:editing-cycles>4</meta:editing-cycles>
    <meta:editing-duration>PT1800S</meta:editing-duration>
    <meta:document-statistic meta:page-count="1" meta:paragraph-count="3" meta:word-count="230" meta:character-count="1542" meta:row-count="10" meta:non-whitespace-character-count="1315"/>
  </office:meta>
</office:document-meta>
</file>